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0BA5CA40EEFFD214.png" manifest:media-type="image/png"/>
  <manifest:file-entry manifest:full-path="Pictures/10000000000001000000010016A33C7C293D0723.png" manifest:media-type="image/png"/>
  <manifest:file-entry manifest:full-path="Pictures/100000000000010000000100850C875A85783E2B.png" manifest:media-type="image/png"/>
  <manifest:file-entry manifest:full-path="Pictures/100000000000002000000020B2FF2A327EABC87D.png" manifest:media-type="image/png"/>
  <manifest:file-entry manifest:full-path="Pictures/1000000000000100000001003012375E7A48B4F3.png" manifest:media-type="image/png"/>
  <manifest:file-entry manifest:full-path="Pictures/100000000000010000000100E1B6990B0730D429.png" manifest:media-type="image/png"/>
  <manifest:file-entry manifest:full-path="Pictures/100000000000010000000100F83910DE6AD0D872.png" manifest:media-type="image/png"/>
  <manifest:file-entry manifest:full-path="Pictures/10000000000001000000010026140E63D6604383.png" manifest:media-type="image/png"/>
  <manifest:file-entry manifest:full-path="Pictures/100000000000010000000100BDA654134F14F5F9.png" manifest:media-type="image/png"/>
  <manifest:file-entry manifest:full-path="Pictures/100000000000010000000100EB8065B6928599E0.png" manifest:media-type="image/png"/>
  <manifest:file-entry manifest:full-path="Pictures/10000000000001000000010098D7C92A9BB3B5DE.png" manifest:media-type="image/png"/>
  <manifest:file-entry manifest:full-path="Pictures/1000000000000100000001001D575A71C64FF91A.png" manifest:media-type="image/png"/>
  <manifest:file-entry manifest:full-path="Pictures/1000000000000100000001006FD442C69084B97A.png" manifest:media-type="image/png"/>
  <manifest:file-entry manifest:full-path="Pictures/10000000000001000000010076732FFCD9C15876.png" manifest:media-type="image/png"/>
  <manifest:file-entry manifest:full-path="Pictures/10000000000001000000010075A0CD70A91F591F.png" manifest:media-type="image/png"/>
  <manifest:file-entry manifest:full-path="Pictures/1000000000000100000001006D721E9ED0C752BB.png" manifest:media-type="image/png"/>
  <manifest:file-entry manifest:full-path="Pictures/100000000000010000000100E79B22691610E29C.png" manifest:media-type="image/png"/>
  <manifest:file-entry manifest:full-path="Pictures/1000000000000100000001000D85D8D116FB487C.png" manifest:media-type="image/png"/>
  <manifest:file-entry manifest:full-path="Pictures/10000000000001000000010081AC01446F67A1CF.png" manifest:media-type="image/png"/>
  <manifest:file-entry manifest:full-path="Pictures/1000000000000100000001008266BB2482C772A0.png" manifest:media-type="image/png"/>
  <manifest:file-entry manifest:full-path="Pictures/10000000000001000000010044DFDAEBFBA4ABB6.png" manifest:media-type="image/png"/>
  <manifest:file-entry manifest:full-path="Pictures/100000000000010000000100D497965F68A6C6EB.png" manifest:media-type="image/png"/>
  <manifest:file-entry manifest:full-path="Pictures/1000000000000100000001007519E1D1D3A002A9.png" manifest:media-type="image/png"/>
  <manifest:file-entry manifest:full-path="Pictures/1000000000000100000001006B34834143B4CB39.png" manifest:media-type="image/png"/>
  <manifest:file-entry manifest:full-path="Pictures/100000000000010000000100FAD9BC9A45BA59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14cm"/>
    </style:style>
    <style:style style:name="gr2" style:family="graphic" style:parent-style-name="standard">
      <style:graphic-properties draw:stroke="none" svg:stroke-color="#000000" draw:fill="none" draw:fill-color="#ffffff" fo:min-height="2.533cm"/>
    </style:style>
    <style:style style:name="gr3" style:family="graphic" style:parent-style-name="standard">
      <style:graphic-properties draw:stroke="solid" svg:stroke-color="#000000" draw:fill="none" draw:fill-color="#ffffff" fo:min-height="1.49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/>
    </style:style>
    <style:style style:name="P3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P4" style:family="paragraph">
      <loext:graphic-properties draw:fill="none" draw:fill-color="#ffffff"/>
      <style:paragraph-properties fo:text-align="center"/>
      <style:text-properties fo:font-size="2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2pt" fo:font-weight="normal"/>
    </style:style>
    <style:style style:name="T3" style:family="text">
      <style:text-properties fo:font-size="26pt"/>
    </style:style>
    <style:style style:name="T4" style:family="text">
      <style:text-properties fo:font-size="26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064cm" svg:x="1.762cm" svg:y="3.253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1.762cm" svg:y="18.297cm">
          <draw:text-box>
            <text:p text:style-name="P1"><text:span text:style-name="T2">Colorized images</text:span></text:p>
          </draw:text-box>
        </draw:frame>
        <draw:frame draw:style-name="gr3" draw:text-style-name="P4" draw:layer="layout" svg:width="38.608cm" svg:height="1.748cm" svg:x="5.589cm" svg:y="23.916cm">
          <draw:text-box>
            <text:p text:style-name="P1"><text:span text:style-name="T3">GAN Method: Least Squares <text:s text:c="5"/>GAN_Weight: 1.0 <text:s text:c="5"/>L1_Weight: 0.0 <text:s text:c="4"/></text:span><text:span text:style-name="T4">L2</text:span><text:span text:style-name="T3">_Weight: 0.0 </text:span></text:p>
          </draw:text-box>
        </draw:frame>
        <draw:frame draw:style-name="gr4" draw:text-style-name="P5" draw:layer="layout" svg:width="6.772cm" svg:height="6.772cm" svg:x="34.754cm" svg:y="1.381cm">
          <draw:image xlink:href="Pictures/10000000000001000000010076732FFCD9C15876.png" xlink:type="simple" xlink:show="embed" xlink:actuate="onLoad">
            <text:p/>
          </draw:image>
        </draw:frame>
        <draw:frame draw:style-name="gr4" draw:text-style-name="P5" draw:layer="layout" svg:width="6.772cm" svg:height="6.772cm" svg:x="26.458cm" svg:y="1.24cm">
          <draw:image xlink:href="Pictures/100000000000010000000100BDA654134F14F5F9.png" xlink:type="simple" xlink:show="embed" xlink:actuate="onLoad">
            <text:p/>
          </draw:image>
        </draw:frame>
        <draw:frame draw:style-name="gr4" draw:text-style-name="P5" draw:layer="layout" svg:width="6.772cm" svg:height="6.772cm" svg:x="17.949cm" svg:y="1.24cm">
          <draw:image xlink:href="Pictures/1000000000000100000001007519E1D1D3A002A9.png" xlink:type="simple" xlink:show="embed" xlink:actuate="onLoad">
            <text:p/>
          </draw:image>
        </draw:frame>
        <draw:frame draw:style-name="gr4" draw:text-style-name="P5" draw:layer="layout" svg:width="6.772cm" svg:height="6.772cm" svg:x="9.481cm" svg:y="1.24cm">
          <draw:image xlink:href="Pictures/10000000000001000000010098D7C92A9BB3B5DE.png" xlink:type="simple" xlink:show="embed" xlink:actuate="onLoad">
            <text:p/>
          </draw:image>
        </draw:frame>
        <draw:frame draw:style-name="gr4" draw:text-style-name="P5" draw:layer="layout" svg:width="6.772cm" svg:height="6.772cm" svg:x="34.754cm" svg:y="16.393cm">
          <draw:image xlink:href="Pictures/10000000000001000000010026140E63D6604383.png" xlink:type="simple" xlink:show="embed" xlink:actuate="onLoad">
            <text:p/>
          </draw:image>
        </draw:frame>
        <draw:frame draw:style-name="gr4" draw:text-style-name="P5" draw:layer="layout" svg:width="6.772cm" svg:height="6.772cm" svg:x="17.949cm" svg:y="16.606cm">
          <draw:image xlink:href="Pictures/100000000000010000000100F83910DE6AD0D872.png" xlink:type="simple" xlink:show="embed" xlink:actuate="onLoad">
            <text:p/>
          </draw:image>
        </draw:frame>
        <draw:frame draw:style-name="gr4" draw:text-style-name="P5" draw:layer="layout" svg:width="6.772cm" svg:height="6.772cm" svg:x="26.526cm" svg:y="16.52cm">
          <draw:image xlink:href="Pictures/100000000000010000000100E1B6990B0730D429.png" xlink:type="simple" xlink:show="embed" xlink:actuate="onLoad">
            <text:p/>
          </draw:image>
        </draw:frame>
        <draw:frame draw:style-name="gr4" draw:text-style-name="P5" draw:layer="layout" svg:width="6.772cm" svg:height="6.772cm" svg:x="9.608cm" svg:y="16.606cm">
          <draw:image xlink:href="Pictures/100000000000010000000100850C875A85783E2B.png" xlink:type="simple" xlink:show="embed" xlink:actuate="onLoad">
            <text:p/>
          </draw:image>
        </draw:frame>
        <draw:frame draw:style-name="gr3" draw:text-style-name="P4" draw:layer="layout" svg:width="38.608cm" svg:height="1.748cm" svg:x="5.499cm" svg:y="53.329cm">
          <draw:text-box>
            <text:p text:style-name="P1"><text:span text:style-name="T3">GAN Method: Wasserstein <text:s text:c="5"/>GAN_Weight: 1.0 <text:s text:c="5"/>L1_Weight: 0.0 <text:s text:c="4"/></text:span><text:span text:style-name="T4">L2</text:span><text:span text:style-name="T3">_Weight: 0.0 </text:span></text:p>
          </draw:text-box>
        </draw:frame>
        <draw:frame draw:style-name="gr4" draw:text-style-name="P5" draw:layer="layout" svg:width="6.772cm" svg:height="6.772cm" svg:x="34.36cm" svg:y="29.697cm">
          <draw:image xlink:href="Pictures/1000000000000100000001003012375E7A48B4F3.png" xlink:type="simple" xlink:show="embed" xlink:actuate="onLoad">
            <text:p/>
          </draw:image>
        </draw:frame>
        <draw:frame draw:style-name="gr4" draw:text-style-name="P5" draw:layer="layout" svg:width="6.772cm" svg:height="6.772cm" svg:x="26.146cm" svg:y="29.656cm">
          <draw:image xlink:href="Pictures/10000000000001000000010075A0CD70A91F591F.png" xlink:type="simple" xlink:show="embed" xlink:actuate="onLoad">
            <text:p/>
          </draw:image>
        </draw:frame>
        <draw:frame draw:style-name="gr4" draw:text-style-name="P5" draw:layer="layout" svg:width="6.772cm" svg:height="6.772cm" svg:x="17.891cm" svg:y="29.656cm">
          <draw:image xlink:href="Pictures/1000000000000100000001008266BB2482C772A0.png" xlink:type="simple" xlink:show="embed" xlink:actuate="onLoad">
            <text:p/>
          </draw:image>
        </draw:frame>
        <draw:frame draw:style-name="gr4" draw:text-style-name="P5" draw:layer="layout" svg:width="6.772cm" svg:height="6.772cm" svg:x="9.201cm" svg:y="29.697cm">
          <draw:image xlink:href="Pictures/1000000000000100000001006D721E9ED0C752BB.png" xlink:type="simple" xlink:show="embed" xlink:actuate="onLoad">
            <text:p/>
          </draw:image>
        </draw:frame>
        <draw:frame draw:style-name="gr4" draw:text-style-name="P5" draw:layer="layout" svg:width="6.772cm" svg:height="6.772cm" svg:x="18.072cm" svg:y="44.817cm">
          <draw:image xlink:href="Pictures/1000000000000100000001000D85D8D116FB487C.png" xlink:type="simple" xlink:show="embed" xlink:actuate="onLoad">
            <text:p/>
          </draw:image>
        </draw:frame>
        <draw:frame draw:style-name="gr4" draw:text-style-name="P5" draw:layer="layout" svg:width="6.772cm" svg:height="6.772cm" svg:x="26.481cm" svg:y="44.844cm">
          <draw:image xlink:href="Pictures/100000000000010000000100EB8065B6928599E0.png" xlink:type="simple" xlink:show="embed" xlink:actuate="onLoad">
            <text:p/>
          </draw:image>
        </draw:frame>
        <draw:frame draw:style-name="gr4" draw:text-style-name="P5" draw:layer="layout" svg:width="6.772cm" svg:height="6.772cm" svg:x="9.341cm" svg:y="44.79cm">
          <draw:image xlink:href="Pictures/10000000000001000000010044DFDAEBFBA4ABB6.png" xlink:type="simple" xlink:show="embed" xlink:actuate="onLoad">
            <text:p/>
          </draw:image>
        </draw:frame>
        <draw:frame draw:style-name="gr1" draw:text-style-name="P2" draw:layer="layout" svg:width="6.858cm" svg:height="2.064cm" svg:x="1.21cm" svg:y="31.779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1.264cm" svg:y="46.396cm">
          <draw:text-box>
            <text:p text:style-name="P1"><text:span text:style-name="T2">Colorized images</text:span></text:p>
          </draw:text-box>
        </draw:frame>
        <draw:frame draw:style-name="gr4" draw:text-style-name="P5" draw:layer="layout" svg:width="6.772cm" svg:height="6.772cm" svg:x="34.414cm" svg:y="44.917cm">
          <draw:image xlink:href="Pictures/100000000000010000000100E79B22691610E29C.png" xlink:type="simple" xlink:show="embed" xlink:actuate="onLoad">
            <text:p/>
          </draw:image>
        </draw:frame>
        <draw:frame draw:style-name="gr4" draw:text-style-name="P5" draw:layer="layout" svg:width="6.772cm" svg:height="6.772cm" svg:x="34.682cm" svg:y="8.733cm">
          <draw:image xlink:href="Pictures/1000000000000100000001001D575A71C64FF91A.png" xlink:type="simple" xlink:show="embed" xlink:actuate="onLoad">
            <text:p/>
          </draw:image>
        </draw:frame>
        <draw:frame draw:style-name="gr4" draw:text-style-name="P5" draw:layer="layout" svg:width="6.772cm" svg:height="6.772cm" svg:x="26.513cm" svg:y="8.933cm">
          <draw:image xlink:href="Pictures/1000000000000100000001006B34834143B4CB39.png" xlink:type="simple" xlink:show="embed" xlink:actuate="onLoad">
            <text:p/>
          </draw:image>
        </draw:frame>
        <draw:frame draw:style-name="gr4" draw:text-style-name="P5" draw:layer="layout" svg:width="6.772cm" svg:height="6.772cm" svg:x="17.977cm" svg:y="8.96cm">
          <draw:image xlink:href="Pictures/100000000000010000000100D497965F68A6C6EB.png" xlink:type="simple" xlink:show="embed" xlink:actuate="onLoad">
            <text:p/>
          </draw:image>
        </draw:frame>
        <draw:frame draw:style-name="gr4" draw:text-style-name="P5" draw:layer="layout" svg:width="6.772cm" svg:height="6.772cm" svg:x="9.509cm" svg:y="8.96cm">
          <draw:image xlink:href="Pictures/100000000000010000000100FAD9BC9A45BA59BE.png" xlink:type="simple" xlink:show="embed" xlink:actuate="onLoad">
            <text:p/>
          </draw:image>
        </draw:frame>
        <draw:frame draw:style-name="gr4" draw:text-style-name="P5" draw:layer="layout" svg:width="6.772cm" svg:height="6.772cm" svg:x="34.401cm" svg:y="37.289cm">
          <draw:image xlink:href="Pictures/1000000000000100000001006FD442C69084B97A.png" xlink:type="simple" xlink:show="embed" xlink:actuate="onLoad">
            <text:p/>
          </draw:image>
        </draw:frame>
        <draw:frame draw:style-name="gr4" draw:text-style-name="P5" draw:layer="layout" svg:width="6.772cm" svg:height="6.772cm" svg:x="26.105cm" svg:y="37.362cm">
          <draw:image xlink:href="Pictures/10000000000001000000010081AC01446F67A1CF.png" xlink:type="simple" xlink:show="embed" xlink:actuate="onLoad">
            <text:p/>
          </draw:image>
        </draw:frame>
        <draw:frame draw:style-name="gr4" draw:text-style-name="P5" draw:layer="layout" svg:width="6.772cm" svg:height="6.772cm" svg:x="17.977cm" svg:y="37.335cm">
          <draw:image xlink:href="Pictures/10000000000001000000010016A33C7C293D0723.png" xlink:type="simple" xlink:show="embed" xlink:actuate="onLoad">
            <text:p/>
          </draw:image>
        </draw:frame>
        <draw:frame draw:style-name="gr4" draw:text-style-name="P5" draw:layer="layout" svg:width="6.772cm" svg:height="6.772cm" svg:x="9.295cm" svg:y="37.276cm">
          <draw:image xlink:href="Pictures/1000000000000100000001000BA5CA40EEFFD214.png" xlink:type="simple" xlink:show="embed" xlink:actuate="onLoad">
            <text:p/>
          </draw:image>
        </draw:frame>
        <draw:frame draw:style-name="gr2" draw:text-style-name="P2" draw:layer="layout" svg:width="6.858cm" svg:height="2.783cm" svg:x="1.313cm" svg:y="38.66cm">
          <draw:text-box>
            <text:p text:style-name="P1"><text:span text:style-name="T1">Input images</text:span></text:p>
          </draw:text-box>
        </draw:frame>
        <draw:frame draw:style-name="gr2" draw:text-style-name="P2" draw:layer="layout" svg:width="6.858cm" svg:height="2.783cm" svg:x="1.381cm" svg:y="10.663cm">
          <draw:text-box>
            <text:p text:style-name="P1"><text:span text:style-name="T1">Input im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3-27T16:59:52.756659769</dc:date>
    <meta:editing-duration>PT2H52M25S</meta:editing-duration>
    <meta:editing-cycles>47</meta:editing-cycles>
    <meta:generator>LibreOffice/5.1.6.2$Linux_X86_64 LibreOffice_project/10m0$Build-2</meta:generator>
    <meta:document-statistic meta:object-count="32"/>
  </office:meta>
</office:document-meta>
</file>